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313cm"/>
    </style:style>
    <style:style style:name="Tabelle1.B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313cm"/>
    </style:style>
    <style:style style:name="Tabelle2.B" style:family="table-column">
      <style:table-column-properties style:column-width="12.7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4.313cm"/>
    </style:style>
    <style:style style:name="Tabelle3.B" style:family="table-column">
      <style:table-column-properties style:column-width="12.7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4.313cm"/>
    </style:style>
    <style:style style:name="Tabelle4.B" style:family="table-column">
      <style:table-column-properties style:column-width="12.7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7cm" style:rel-column-width="65535*"/>
    </style:style>
    <style:style style:name="Tabelle6.A1" style:family="table-cell">
      <style:table-cell-properties fo:padding="0.097cm" fo:border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6.191cm"/>
    </style:style>
    <style:style style:name="Tabelle5.B" style:family="table-column">
      <style:table-column-properties style:column-width="10.821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5cm" style:rel-column-width="32767*"/>
    </style:style>
    <style:style style:name="Tabelle7.B" style:family="table-column">
      <style:table-column-properties style:column-width="8.5cm" style:rel-column-width="32768*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4.249cm" style:rel-column-width="16383*"/>
    </style:style>
    <style:style style:name="Tabelle9.D" style:family="table-column">
      <style:table-column-properties style:column-width="4.251cm" style:rel-column-width="16386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D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11.298cm"/>
    </style:style>
    <style:style style:name="Tabelle8.B" style:family="table-column">
      <style:table-column-properties style:column-width="2.805cm"/>
    </style:style>
    <style:style style:name="Tabelle8.C" style:family="table-column">
      <style:table-column-properties style:column-width="2.91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C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C18" style:family="table-cell" style:data-style-name="N10108">
      <style:table-cell-properties fo:padding="0.097cm" fo:border-left="0.05pt solid #000000" fo:border-right="0.05pt solid #000000" fo:border-top="none" fo:border-bottom="0.05pt solid #000000"/>
    </style:style>
    <style:style style:name="Tabelle8.B24" style:family="table-cell" style:data-style-name="N10108">
      <style:table-cell-properties fo:padding="0.097cm" fo:border-left="0.05pt solid #000000" fo:border-right="none" fo:border-top="none" fo:border-bottom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4.249cm" style:rel-column-width="16383*"/>
    </style:style>
    <style:style style:name="Tabelle10.B" style:family="table-column">
      <style:table-column-properties style:column-width="4.251cm" style:rel-column-width="16384*"/>
    </style:style>
    <style:style style:name="Tabelle10.D" style:family="table-column">
      <style:table-column-properties style:column-width="4.251cm" style:rel-column-width="16385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C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3.401cm" style:rel-column-width="13107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E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8.5cm" style:rel-column-width="32767*"/>
    </style:style>
    <style:style style:name="Tabelle12.B" style:family="table-column">
      <style:table-column-properties style:column-width="8.5cm" style:rel-column-width="32768*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B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.013cm" fo:margin-left="0cm" table:align="left"/>
    </style:style>
    <style:style style:name="Tabelle13.A" style:family="table-column">
      <style:table-column-properties style:column-width="3.81cm"/>
    </style:style>
    <style:style style:name="Tabelle13.B" style:family="table-column">
      <style:table-column-properties style:column-width="7.523cm"/>
    </style:style>
    <style:style style:name="Tabelle13.C" style:family="table-column">
      <style:table-column-properties style:column-width="5.68cm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C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8.5cm" style:rel-column-width="32767*"/>
    </style:style>
    <style:style style:name="Tabelle14.B" style:family="table-column">
      <style:table-column-properties style:column-width="8.5cm" style:rel-column-width="32768*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B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language="de" fo:country="DE" officeooo:rsid="0005db3a" officeooo:paragraph-rsid="0005db3a"/>
    </style:style>
    <style:style style:name="P2" style:family="paragraph" style:parent-style-name="Table_20_Contents">
      <style:paragraph-properties fo:text-align="start" style:justify-single-word="false"/>
      <style:text-properties fo:language="de" fo:country="DE" officeooo:rsid="00073934" officeooo:paragraph-rsid="00073934"/>
    </style:style>
    <style:style style:name="P3" style:family="paragraph" style:parent-style-name="Table_20_Contents">
      <style:paragraph-properties fo:text-align="start" style:justify-single-word="false"/>
      <style:text-properties fo:language="de" fo:country="DE" officeooo:rsid="000be931" officeooo:paragraph-rsid="000be931"/>
    </style:style>
    <style:style style:name="P4" style:family="paragraph" style:parent-style-name="Table_20_Contents">
      <style:paragraph-properties fo:text-align="start" style:justify-single-word="false"/>
      <style:text-properties fo:language="de" fo:country="DE"/>
    </style:style>
    <style:style style:name="P5" style:family="paragraph" style:parent-style-name="Table_20_Contents">
      <style:paragraph-properties fo:text-align="start" style:justify-single-word="false"/>
      <style:text-properties fo:language="de" fo:country="DE" officeooo:paragraph-rsid="000be931"/>
    </style:style>
    <style:style style:name="P6" style:family="paragraph" style:parent-style-name="Table_20_Contents">
      <style:paragraph-properties fo:text-align="start" style:justify-single-word="false"/>
      <style:text-properties fo:language="de" fo:country="DE" officeooo:paragraph-rsid="000ce164"/>
    </style:style>
    <style:style style:name="P7" style:family="paragraph" style:parent-style-name="Table_20_Contents">
      <style:paragraph-properties fo:text-align="start" style:justify-single-word="false"/>
      <style:text-properties fo:language="de" fo:country="DE" officeooo:rsid="000ce164" officeooo:paragraph-rsid="000ce164"/>
    </style:style>
    <style:style style:name="P8" style:family="paragraph" style:parent-style-name="Table_20_Contents">
      <style:paragraph-properties fo:text-align="center" style:justify-single-word="false"/>
      <style:text-properties fo:language="de" fo:country="DE" fo:font-weight="bold" officeooo:paragraph-rsid="000d5ec6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language="de" fo:country="DE" officeooo:rsid="000856ef" officeooo:paragraph-rsid="000856ef"/>
    </style:style>
    <style:style style:name="P10" style:family="paragraph" style:parent-style-name="Table_20_Contents">
      <style:paragraph-properties fo:text-align="start" style:justify-single-word="false"/>
      <style:text-properties fo:language="de" fo:country="DE" officeooo:rsid="000a15c7" officeooo:paragraph-rsid="000a15c7"/>
    </style:style>
    <style:style style:name="P11" style:family="paragraph" style:parent-style-name="Table_20_Contents">
      <style:paragraph-properties fo:text-align="center" style:justify-single-word="false"/>
      <style:text-properties officeooo:rsid="00129c7b" officeooo:paragraph-rsid="00129c7b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rsid="00195b73" officeooo:paragraph-rsid="00195b73"/>
    </style:style>
    <style:style style:name="P14" style:family="paragraph" style:parent-style-name="Table_20_Contents">
      <style:paragraph-properties fo:text-align="start" style:justify-single-word="false"/>
      <style:text-properties officeooo:rsid="00195b73" officeooo:paragraph-rsid="001e7b3e"/>
    </style:style>
    <style:style style:name="P15" style:family="paragraph" style:parent-style-name="Table_20_Contents">
      <style:paragraph-properties fo:text-align="start" style:justify-single-word="false"/>
      <style:text-properties officeooo:rsid="00198985" officeooo:paragraph-rsid="00198985"/>
    </style:style>
    <style:style style:name="P16" style:family="paragraph" style:parent-style-name="Table_20_Contents">
      <style:paragraph-properties fo:text-align="center" style:justify-single-word="false"/>
      <style:text-properties officeooo:rsid="00198985" officeooo:paragraph-rsid="00198985"/>
    </style:style>
    <style:style style:name="P17" style:family="paragraph" style:parent-style-name="Table_20_Contents">
      <style:paragraph-properties fo:text-align="start" style:justify-single-word="false"/>
      <style:text-properties officeooo:rsid="001b6142" officeooo:paragraph-rsid="001b6142"/>
    </style:style>
    <style:style style:name="P18" style:family="paragraph" style:parent-style-name="Table_20_Contents">
      <style:paragraph-properties fo:text-align="start" style:justify-single-word="false"/>
      <style:text-properties officeooo:rsid="001c5c0a" officeooo:paragraph-rsid="001c5c0a"/>
    </style:style>
    <style:style style:name="P19" style:family="paragraph" style:parent-style-name="Table_20_Contents">
      <style:paragraph-properties fo:text-align="start" style:justify-single-word="false"/>
      <style:text-properties officeooo:rsid="001c5c0a" officeooo:paragraph-rsid="002aa5f5"/>
    </style:style>
    <style:style style:name="P20" style:family="paragraph" style:parent-style-name="Table_20_Contents">
      <style:paragraph-properties fo:text-align="start" style:justify-single-word="false"/>
      <style:text-properties officeooo:rsid="001e7b3e" officeooo:paragraph-rsid="001e7b3e"/>
    </style:style>
    <style:style style:name="P21" style:family="paragraph" style:parent-style-name="Table_20_Contents">
      <style:paragraph-properties fo:text-align="start" style:justify-single-word="false"/>
      <style:text-properties officeooo:rsid="001f3582" officeooo:paragraph-rsid="001f3582"/>
    </style:style>
    <style:style style:name="P22" style:family="paragraph" style:parent-style-name="Table_20_Contents">
      <style:paragraph-properties fo:text-align="start" style:justify-single-word="false"/>
      <style:text-properties officeooo:rsid="001f3582" officeooo:paragraph-rsid="002aa5f5"/>
    </style:style>
    <style:style style:name="P23" style:family="paragraph" style:parent-style-name="Table_20_Contents">
      <style:paragraph-properties fo:text-align="start" style:justify-single-word="false"/>
      <style:text-properties officeooo:rsid="002aa5f5" officeooo:paragraph-rsid="002aa5f5"/>
    </style:style>
    <style:style style:name="P24" style:family="paragraph" style:parent-style-name="Table_20_Contents">
      <style:paragraph-properties fo:text-align="start" style:justify-single-word="false"/>
      <style:text-properties officeooo:rsid="002bdbc4" officeooo:paragraph-rsid="002bdbc4"/>
    </style:style>
    <style:style style:name="P25" style:family="paragraph" style:parent-style-name="Table_20_Contents">
      <style:paragraph-properties fo:text-align="start" style:justify-single-word="false"/>
      <style:text-properties officeooo:rsid="002c20a9" officeooo:paragraph-rsid="002c20a9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2bdbc4" officeooo:paragraph-rsid="002bdbc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bdbc4" officeooo:paragraph-rsid="002bdbc4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officeooo:rsid="002d22eb" officeooo:paragraph-rsid="002d22eb"/>
    </style:style>
    <style:style style:name="P29" style:family="paragraph" style:parent-style-name="Table_20_Contents">
      <style:paragraph-properties fo:text-align="start" style:justify-single-word="false"/>
      <style:text-properties officeooo:rsid="002e941b" officeooo:paragraph-rsid="002e941b"/>
    </style:style>
    <style:style style:name="P30" style:family="paragraph" style:parent-style-name="Table_20_Contents">
      <style:paragraph-properties fo:text-align="center" style:justify-single-word="false"/>
      <style:text-properties officeooo:rsid="002e941b" officeooo:paragraph-rsid="002e941b"/>
    </style:style>
    <style:style style:name="P31" style:family="paragraph" style:parent-style-name="Table_20_Contents">
      <style:paragraph-properties fo:text-align="start" style:justify-single-word="false"/>
      <style:text-properties officeooo:rsid="003170a6" officeooo:paragraph-rsid="003170a6"/>
    </style:style>
    <style:style style:name="P32" style:family="paragraph" style:parent-style-name="Standard">
      <style:paragraph-properties fo:text-align="center" style:justify-single-word="false"/>
      <style:text-properties fo:language="de" fo:country="DE" fo:font-weight="bold" officeooo:rsid="000f5af6" officeooo:paragraph-rsid="000f5af6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language="de" fo:country="DE" fo:font-weight="bold" officeooo:rsid="0005db3a" officeooo:paragraph-rsid="0005db3a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language="de" fo:country="DE" fo:font-weight="bold" officeooo:rsid="0005db3a" officeooo:paragraph-rsid="0005db3a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language="de" fo:country="DE" fo:font-weight="bold" officeooo:rsid="00073934" officeooo:paragraph-rsid="00073934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language="de" fo:country="DE" fo:font-weight="bold" officeooo:rsid="00073934" officeooo:paragraph-rsid="00073934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language="de" fo:country="DE" fo:font-weight="bold" officeooo:rsid="000856ef" officeooo:paragraph-rsid="000856ef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language="de" fo:country="DE" fo:font-weight="bold" officeooo:rsid="000a15c7" officeooo:paragraph-rsid="000a15c7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language="de" fo:country="DE" fo:font-weight="bold" officeooo:rsid="000fe0cb" officeooo:paragraph-rsid="000fe0cb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language="de" fo:country="DE" fo:font-weight="bold" officeooo:rsid="0010ef39" officeooo:paragraph-rsid="0010ef39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language="de" fo:country="DE" fo:font-weight="normal" officeooo:rsid="000f5af6" officeooo:paragraph-rsid="000f5af6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de" fo:country="DE" fo:font-weight="normal" officeooo:rsid="00073934" officeooo:paragraph-rsid="00073934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de" fo:country="DE" fo:font-weight="normal" officeooo:rsid="000fe0cb" officeooo:paragraph-rsid="000fe0cb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de" fo:country="DE" officeooo:rsid="0005db3a" officeooo:paragraph-rsid="0005db3a"/>
    </style:style>
    <style:style style:name="P45" style:family="paragraph" style:parent-style-name="Standard">
      <style:paragraph-properties fo:text-align="start" style:justify-single-word="false"/>
      <style:text-properties fo:language="de" fo:country="DE" fo:font-style="italic" fo:font-weight="bold" officeooo:rsid="000556f6" officeooo:paragraph-rsid="001287fb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fo:language="de" fo:country="DE" fo:font-style="italic" fo:font-weight="normal" officeooo:rsid="000556f6" officeooo:paragraph-rsid="001287fb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language="de" fo:country="DE" fo:font-style="italic" fo:font-weight="normal" officeooo:rsid="00149b31" officeooo:paragraph-rsid="001b6142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language="de" fo:country="DE" fo:font-style="normal" fo:font-weight="bold" officeooo:rsid="00132b20" officeooo:paragraph-rsid="00132b20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language="de" fo:country="DE" fo:font-style="normal" fo:font-weight="bold" officeooo:rsid="00219202" officeooo:paragraph-rsid="00219202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language="de" fo:country="DE" fo:font-style="normal" fo:font-weight="bold" officeooo:rsid="00219202" officeooo:paragraph-rsid="00219202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fo:language="de" fo:country="DE" fo:font-style="normal" fo:font-weight="bold" officeooo:rsid="002424f9" officeooo:paragraph-rsid="002424f9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language="de" fo:country="DE" fo:font-style="normal" fo:font-weight="bold" officeooo:rsid="002d22eb" officeooo:paragraph-rsid="002d22eb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132b20" officeooo:paragraph-rsid="00132b2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132b20" officeooo:paragraph-rsid="001b6142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132b20" officeooo:paragraph-rsid="001c5c0a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129c7b" officeooo:paragraph-rsid="001287fb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129c7b" officeooo:paragraph-rsid="00198985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149b31" officeooo:paragraph-rsid="001b6142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198985" officeooo:paragraph-rsid="00198985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198985" officeooo:paragraph-rsid="001b6142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1c5c0a" officeooo:paragraph-rsid="00132b20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1c5c0a" officeooo:paragraph-rsid="001c5c0a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1e7b3e" officeooo:paragraph-rsid="001e7b3e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219202" officeooo:paragraph-rsid="00219202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219202" officeooo:paragraph-rsid="00229206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229206" officeooo:paragraph-rsid="00229206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2424f9" officeooo:paragraph-rsid="002424f9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2bdbc4" officeooo:paragraph-rsid="002bdbc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2d22eb" officeooo:paragraph-rsid="002d22eb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2dc0cc" officeooo:paragraph-rsid="002dc0cc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language="de" fo:country="DE" fo:font-style="normal" fo:font-weight="normal" officeooo:rsid="002dc0cc" officeooo:paragraph-rsid="002dc0cc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2e941b" officeooo:paragraph-rsid="002e941b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language="de" fo:country="DE" fo:font-style="normal" fo:font-weight="normal" officeooo:rsid="003170a6" officeooo:paragraph-rsid="003170a6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officeooo:rsid="000556f6" officeooo:paragraph-rsid="001287fb"/>
    </style:style>
    <style:style style:name="P75" style:family="paragraph" style:parent-style-name="Standard">
      <style:text-properties fo:font-style="italic" officeooo:rsid="000556f6" officeooo:paragraph-rsid="001287fb" style:font-style-asian="italic" style:font-style-complex="italic"/>
    </style:style>
    <style:style style:name="P76" style:family="paragraph" style:parent-style-name="Standard">
      <style:paragraph-properties fo:text-align="start" style:justify-single-word="false"/>
      <style:text-properties officeooo:paragraph-rsid="00132b20"/>
    </style:style>
    <style:style style:name="P77" style:family="paragraph" style:parent-style-name="Standard">
      <style:paragraph-properties fo:text-align="start" style:justify-single-word="false"/>
      <style:text-properties officeooo:paragraph-rsid="001c5c0a"/>
    </style:style>
    <style:style style:name="P78" style:family="paragraph" style:parent-style-name="Table_20_Contents">
      <style:paragraph-properties fo:text-align="start" style:justify-single-word="false"/>
      <style:text-properties fo:language="de" fo:country="DE" fo:font-style="normal" fo:font-weight="normal" officeooo:rsid="002aa5f5" officeooo:paragraph-rsid="002aa5f5" style:font-style-asian="normal" style:font-weight-asian="normal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officeooo:rsid="002e941b" officeooo:paragraph-rsid="002e941b"/>
    </style:style>
    <style:style style:name="P80" style:family="paragraph" style:parent-style-name="Table_20_Contents">
      <style:paragraph-properties fo:text-align="start" style:justify-single-word="false"/>
      <style:text-properties officeooo:rsid="00318241" officeooo:paragraph-rsid="00318241"/>
    </style:style>
    <style:style style:name="P81" style:family="paragraph" style:parent-style-name="Table_20_Contents">
      <style:paragraph-properties fo:text-align="start" style:justify-single-word="false"/>
      <style:text-properties officeooo:rsid="003170a6" officeooo:paragraph-rsid="003170a6"/>
    </style:style>
    <style:style style:name="P82" style:family="paragraph" style:parent-style-name="Table_20_Contents">
      <style:paragraph-properties fo:text-align="start" style:justify-single-word="false"/>
      <style:text-properties officeooo:rsid="003170a6" officeooo:paragraph-rsid="00318241"/>
    </style:style>
    <style:style style:name="T1" style:family="text">
      <style:text-properties officeooo:rsid="000be931"/>
    </style:style>
    <style:style style:name="T2" style:family="text">
      <style:text-properties officeooo:rsid="000ce16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9206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0d5ec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de" fo:country="DE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language="de" fo:country="DE" fo:font-style="normal" fo:font-weight="normal" officeooo:rsid="00132b20" style:font-style-asian="normal" style:font-weight-asian="normal" style:font-style-complex="normal" style:font-weight-complex="normal"/>
    </style:style>
    <style:style style:name="T13" style:family="text">
      <style:text-properties fo:language="de" fo:country="DE" fo:font-style="normal" fo:font-weight="normal" officeooo:rsid="00179965" style:font-style-asian="normal" style:font-weight-asian="normal" style:font-style-complex="normal" style:font-weight-complex="normal"/>
    </style:style>
    <style:style style:name="T14" style:family="text">
      <style:text-properties fo:language="de" fo:country="DE" fo:font-style="normal" fo:font-weight="normal" officeooo:rsid="001b6142" style:font-style-asian="normal" style:font-weight-asian="normal" style:font-style-complex="normal" style:font-weight-complex="normal"/>
    </style:style>
    <style:style style:name="T15" style:family="text">
      <style:text-properties fo:language="de" fo:country="DE" fo:font-style="normal" fo:font-weight="normal" officeooo:rsid="001c5c0a" style:font-style-asian="normal" style:font-weight-asian="normal" style:font-style-complex="normal" style:font-weight-complex="normal"/>
    </style:style>
    <style:style style:name="T16" style:family="text">
      <style:text-properties officeooo:rsid="00198985"/>
    </style:style>
    <style:style style:name="T17" style:family="text">
      <style:text-properties officeooo:rsid="001b6142"/>
    </style:style>
    <style:style style:name="T18" style:family="text">
      <style:text-properties officeooo:rsid="001c5c0a"/>
    </style:style>
    <style:style style:name="T19" style:family="text">
      <style:text-properties officeooo:rsid="001e7b3e"/>
    </style:style>
    <style:style style:name="T20" style:family="text">
      <style:text-properties officeooo:rsid="001f3582"/>
    </style:style>
    <style:style style:name="T21" style:family="text">
      <style:text-properties officeooo:rsid="00229206"/>
    </style:style>
    <style:style style:name="T22" style:family="text">
      <style:text-properties officeooo:rsid="0025f8bb"/>
    </style:style>
    <style:style style:name="T23" style:family="text">
      <style:text-properties officeooo:rsid="0027e7bd"/>
    </style:style>
    <style:style style:name="T24" style:family="text">
      <style:text-properties officeooo:rsid="002aa5f5"/>
    </style:style>
    <style:style style:name="T25" style:family="text">
      <style:text-properties officeooo:rsid="002c20a9"/>
    </style:style>
    <style:style style:name="T26" style:family="text">
      <style:text-properties officeooo:rsid="003057f5"/>
    </style:style>
    <style:style style:name="T27" style:family="text">
      <style:text-properties officeooo:rsid="00318241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3182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Grundlagen des Betrieblichen Rechnungswesens</text:p>
      <text:p text:style-name="P41"/>
      <text:p text:style-name="P41">Eine Buchführung ist ein Zahlenwerk, das alle Geschäftsfälle eines Unternehmens in einer bestimmten Ordnung systematisch und vollständig erfasst, verarbeitet und verwaltet.</text:p>
      <text:p text:style-name="P33"/>
      <text:p text:style-name="P34">Finanzbuchhaltung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Dokumentation</text:p>
          </table:table-cell>
          <table:table-cell table:style-name="Tabelle1.B1" office:value-type="string">
            <text:p text:style-name="P1">Alle (vermögenswirksamen) Geschäftsvorfälle werden erfasst.</text:p>
          </table:table-cell>
        </table:table-row>
        <table:table-row>
          <table:table-cell table:style-name="Tabelle1.A2" office:value-type="string">
            <text:p text:style-name="P1">Information/ </text:p>
            <text:p text:style-name="P1">Rechenschaftslegung</text:p>
          </table:table-cell>
          <table:table-cell table:style-name="Tabelle1.B2" office:value-type="string">
            <text:p text:style-name="P1">Der Jahresabschluss informiert die Geschäftsleitung und Außenstehende (z.B. Banken, Anteilseigner) über</text:p>
            <text:p text:style-name="P1">- die Zusammensetzung von Vermögen und Schulden</text:p>
            <text:p text:style-name="P1">- den Erfolg (Gewinn oder Verlust) des Unternehmens</text:p>
            <text:p text:style-name="P1">- Art und Höhe der Aufwendungen und Erträge im Einzelnen</text:p>
          </table:table-cell>
        </table:table-row>
        <table:table-row>
          <table:table-cell table:style-name="Tabelle1.A2" office:value-type="string">
            <text:p text:style-name="P1">Besteuerungs-</text:p>
            <text:p text:style-name="P1">grundlage</text:p>
          </table:table-cell>
          <table:table-cell table:style-name="Tabelle1.B2" office:value-type="string">
            <text:p text:style-name="P1">Jahresabschluss = Grundlage für Unternehmensbesteuerung (Gewerbe-, Umsatz-, Einkommen-, Körperschaftsteuer)</text:p>
          </table:table-cell>
        </table:table-row>
        <table:table-row>
          <table:table-cell table:style-name="Tabelle1.A2" office:value-type="string">
            <text:p text:style-name="P2">Gläubigerschutz</text:p>
          </table:table-cell>
          <table:table-cell table:style-name="Tabelle1.B2" office:value-type="string">
            <text:p text:style-name="P2">Kreditgeber können sich ein Bild über die wirtschaftliche Lage des Unternehmens machen und werden so davor geschützt, Kredite zu vergeben, die nicht zurückgezahlt werden können</text:p>
          </table:table-cell>
        </table:table-row>
        <table:table-row>
          <table:table-cell table:style-name="Tabelle1.A2" office:value-type="string">
            <text:p text:style-name="P2">Beweismittel</text:p>
          </table:table-cell>
          <table:table-cell table:style-name="Tabelle1.B2" office:value-type="string">
            <text:p text:style-name="P2">Aufzeichnungen und Bücher können bei Rechtsstreitigkeiten als Beweismittel herangezogen werden.</text:p>
          </table:table-cell>
        </table:table-row>
      </table:table>
      <text:p text:style-name="P44"/>
      <text:p text:style-name="P35">Kosten- und Leistungsrechnung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Betriebsbuchhaltung</text:p>
          </table:table-cell>
          <table:table-cell table:style-name="Tabelle2.B1" office:value-type="string">
            <text:p text:style-name="P3">Die Kosten werden den einzelnen Abteilungen („Stellen“) zugeordnet.</text:p>
          </table:table-cell>
        </table:table-row>
        <table:table-row>
          <table:table-cell table:style-name="Tabelle2.A2" office:value-type="string">
            <text:p text:style-name="P3">Selbstkostenrechnung</text:p>
          </table:table-cell>
          <table:table-cell table:style-name="Tabelle2.B2" office:value-type="string">
            <text:p text:style-name="P5"><text:span text:style-name="T1">Kalkulationsgrundlage für die </text:span><text:span text:style-name="T2">Ermittlung der Verkaufspreise.</text:span><text:span text:style-name="T1"> </text:span></text:p>
          </table:table-cell>
        </table:table-row>
      </table:table>
      <text:p text:style-name="P36"/>
      <text:p text:style-name="P35">Statistik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7">Aufbereitung und Auswertung der Zahlen aus der Buchhaltung</text:p>
          </table:table-cell>
          <table:table-cell table:style-name="Tabelle3.B1" office:value-type="string">
            <text:p text:style-name="P7">Die Statistik dient der Überwachung des Unternehmens. Die aufbereiteten Zahlen werden mit denen aus <text:span text:style-name="T3">vorangegangen</text:span> <text:span text:style-name="T5">Perioden des eigenen </text:span><text:span text:style-name="T6">Unternehmens oder mit </text:span><text:span text:style-name="T7">anderen</text:span><text:span text:style-name="T8"> ähnlichen Unternehmen verglichen.</text:span></text:p>
          </table:table-cell>
        </table:table-row>
      </table:table>
      <text:p text:style-name="P36"/>
      <text:p text:style-name="P35">Planungsrechnung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6"><text:span text:style-name="T2">Ermittlung </text:span><text:span text:style-name="T9">von Plan</text:span><text:span text:style-name="T2">zahlen auf </text:span><text:span text:style-name="T9">der </text:span><text:span text:style-name="T2">Grundlage der </text:span><text:span text:style-name="T9">Zahlen aus den übrigen Gebieten des Rechnungswesens</text:span></text:p>
          </table:table-cell>
          <table:table-cell table:style-name="Tabelle4.B1" office:value-type="string">
            <text:p text:style-name="P4">- <text:span text:style-name="T9">Zukünftige Ein- und Ausgaben werden geschätzt und als Richtwert festgelegt</text:span></text:p>
            <text:p text:style-name="P4">- <text:span text:style-name="T9">Vergleich der geplanten Zahlen mit den tatsächlichen Zahlen</text:span></text:p>
            <text:p text:style-name="P4">- <text:span text:style-name="T9">Bei Abweichung müssen die Ursachen analysiert werden</text:span></text:p>
          </table:table-cell>
        </table:table-row>
      </table:table>
      <text:p text:style-name="P42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8">Das Betriebsrechnungswesen kann damit als <text:span text:style-name="T5">Informations-, Steuerungs- </text:span><text:span text:style-name="T6">und</text:span><text:span text:style-name="T5"> Kontroll</text:span><text:span text:style-name="T6">system bezeichnet werden.</text:span></text:p>
          </table:table-cell>
        </table:table-row>
      </table:table>
      <text:p text:style-name="P42"/>
      <text:p text:style-name="P42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Beispiel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9">Finanzbuchhaltung</text:p>
          </table:table-cell>
          <table:table-cell table:style-name="Tabelle5.B1" office:value-type="string">
            <text:p text:style-name="P3">- Kauf des Lieferwagens wird erfasst</text:p>
            <text:p text:style-name="P3">- Erfassung des Geldabschlusses</text:p>
            <text:p text:style-name="P3">- Aufnahme des Lieferwagens in das Betriebsvermögen</text:p>
          </table:table-cell>
        </table:table-row>
        <table:table-row>
          <table:table-cell table:style-name="Tabelle5.A2" office:value-type="string">
            <text:p text:style-name="P10">Kosten und Leistungsrechnung</text:p>
          </table:table-cell>
          <table:table-cell table:style-name="Tabelle5.B2" office:value-type="string">
            <text:p text:style-name="P3">Die Kosten werden der jeweiligen Abteilung (z.B. Verkaufsabteilung) zugeordnet.</text:p>
          </table:table-cell>
        </table:table-row>
        <table:table-row>
          <table:table-cell table:style-name="Tabelle5.A2" office:value-type="string">
            <text:p text:style-name="P10">Statistik</text:p>
          </table:table-cell>
          <table:table-cell table:style-name="Tabelle5.B2" office:value-type="string">
            <text:p text:style-name="P3">Die Kosten für den neuen Lieferwagen werden mit den Kosten des alten Lieferwagens verglichen.</text:p>
          </table:table-cell>
        </table:table-row>
        <table:table-row>
          <table:table-cell table:style-name="Tabelle5.A2" office:value-type="string">
            <text:p text:style-name="P10">Planungsrechnung</text:p>
          </table:table-cell>
          <table:table-cell table:style-name="Tabelle5.B2" office:value-type="string">
            <text:p text:style-name="P10">Im Haushaltsplan de<text:span text:style-name="T1">s fünften Jahres muss der Kauf des Lieferwagens berücksichtigt werden.</text:span></text:p>
          </table:table-cell>
        </table:table-row>
      </table:table>
      <text:p text:style-name="P38"/>
      <text:p text:style-name="P39">Grundlage der Finanzbuchhaltung</text:p>
      <text:p text:style-name="P43"/>
      <text:p text:style-name="P40">Vermögen und Kapital</text:p>
      <text:p text:style-name="P40"/>
      <text:p text:style-name="P74">Das <text:span text:style-name="T3">Kapital </text:span>ist – im buchhalterischen Sinne - <text:span text:style-name="T22">d</text:span>ie Finanzierungsquelle des in einem Unternehmen vorhandenen Vermögens.</text:p>
      <text:p text:style-name="P75">Es gibt an, <text:span text:style-name="T3">woher</text:span><text:span text:style-name="T10"> die Mittel der im Betrieb vorhandenen Sachgüter stammen.</text:span></text:p>
      <text:p text:style-name="P74"/>
      <text:p text:style-name="P74">Das <text:span text:style-name="T3">Vermögen</text:span><text:span text:style-name="T10"> ist die Gesamtheit aller in Geld bewerteten Sachwerte eines Unternehmens.</text:span></text:p>
      <text:p text:style-name="P45"><text:span text:style-name="T10">Es gibt an, </text:span>was<text:span text:style-name="T10"> in einem Unternehmen vorhanden ist bzw. </text:span>wohin<text:span text:style-name="T10"> das Kapital geflossen ist.</text:span></text:p>
      <text:p text:style-name="P46"/>
      <table:table table:name="Tabelle7" table:style-name="Tabelle7">
        <table:table-column table:style-name="Tabelle7.A"/>
        <table:table-column table:style-name="Tabelle7.B"/>
        <table:table-row>
          <table:table-cell table:style-name="Tabelle7.A1" table:number-columns-spanned="2" office:value-type="string">
            <text:p text:style-name="P11">← Vermögen = Kapital →</text:p>
          </table:table-cell>
          <table:covered-table-cell/>
        </table:table-row>
        <table:table-row>
          <table:table-cell table:style-name="Tabelle7.A2" office:value-type="string">
            <text:p text:style-name="P11">Anlagevermögen (AV)</text:p>
          </table:table-cell>
          <table:table-cell table:style-name="Tabelle7.B2" office:value-type="string">
            <text:p text:style-name="P11">Eigenkapital (EK)</text:p>
          </table:table-cell>
        </table:table-row>
        <table:table-row>
          <table:table-cell table:style-name="Tabelle7.A2" office:value-type="string">
            <text:p text:style-name="P11">Umlaufvermögen (UV)</text:p>
          </table:table-cell>
          <table:table-cell table:style-name="Tabelle7.B2" office:value-type="string">
            <text:p text:style-name="P11">Fremdkapital (FK)</text:p>
          </table:table-cell>
        </table:table-row>
      </table:table>
      <text:p text:style-name="P56"/>
      <text:p text:style-name="P47">(Prüfungsrelevant)</text:p>
      <text:p text:style-name="P59">AV: Vermögensteile, die langfristig im Unternehmen gebunden sind (z.B. Grundstücke)</text:p>
      <text:p text:style-name="P59">UV: Vermögensteile, die nicht längere Zeit im Betrieb verbleiben, sondern „<text:span text:style-name="T17">umlaufen</text:span>“ <text:span text:style-name="T17">(z.B. Rohstoffe)</text:span></text:p>
      <text:p text:style-name="P59">EK: <text:span text:style-name="T17">vom Unternehmen selbst eingebrachter Teil des Kapitals</text:span></text:p>
      <text:p text:style-name="P60">FK: <text:span text:style-name="T17">ist die Gesamtheit der Schulden</text:span></text:p>
      <text:p text:style-name="P60"/>
      <text:p text:style-name="P54">Die Summe des Vermögens entspricht der Summe des Kapitals.</text:p>
      <text:p text:style-name="P58">Das Kapital zeigt an, woher die Mittel des vorhandenen Vermögens kommen (= Mittelherkunft).</text:p>
      <text:p text:style-name="P58">Das Vermögen zeigt an, wie das in einem Unternehmen eingesetzte Kapital verwendet ist (= Mittelverwendung).</text:p>
      <text:p text:style-name="P58">Das Kapital unterteilt sich in eigene Finanzierungsmittel, das Eigenkapital, und in Schulden, das Fremdkapital.</text:p>
      <text:p text:style-name="P58">Das Vermögen unterteilt sich in das langfristig im Unternehmen gebundene Vermögen, das Anlagevermögen, und in das sich kurzfristig ändernde Vermögen, das Umlaufvermögen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Übung:</text:p>
      <table:table table:name="Tabelle9" table:style-name="Tabelle9">
        <table:table-column table:style-name="Tabelle9.A" table:number-columns-repeated="3"/>
        <table:table-column table:style-name="Tabelle9.D"/>
        <table:table-row>
          <table:table-cell table:style-name="Tabelle9.A1" office:value-type="string">
            <text:p text:style-name="P16">Anlagevemögen</text:p>
          </table:table-cell>
          <table:table-cell table:style-name="Tabelle9.A1" office:value-type="string">
            <text:p text:style-name="P16">Umlaufvermögen</text:p>
          </table:table-cell>
          <table:table-cell table:style-name="Tabelle9.A1" office:value-type="string">
            <text:p text:style-name="P16">Eigenkapital</text:p>
          </table:table-cell>
          <table:table-cell table:style-name="Tabelle9.D1" office:value-type="string">
            <text:p text:style-name="P16">Fremdkapital</text:p>
          </table:table-cell>
        </table:table-row>
        <table:table-row>
          <table:table-cell table:style-name="Tabelle9.A2" office:value-type="string">
            <text:p text:style-name="P15">Bebautes Grundstück</text:p>
          </table:table-cell>
          <table:table-cell table:style-name="Tabelle9.A2" office:value-type="string">
            <text:p text:style-name="P15">RHB-Stoffe</text:p>
          </table:table-cell>
          <table:table-cell table:style-name="Tabelle9.A2" office:value-type="string">
            <text:p text:style-name="P15"/>
          </table:table-cell>
          <table:table-cell table:style-name="Tabelle9.D2" office:value-type="string">
            <text:p text:style-name="P15">Darlehen</text:p>
          </table:table-cell>
        </table:table-row>
        <table:table-row>
          <table:table-cell table:style-name="Tabelle9.A2" office:value-type="string">
            <text:p text:style-name="P15">Maschinen</text:p>
          </table:table-cell>
          <table:table-cell table:style-name="Tabelle9.A2" office:value-type="string">
            <text:p text:style-name="P15">Fertige Erzeugnisse</text:p>
          </table:table-cell>
          <table:table-cell table:style-name="Tabelle9.A2" office:value-type="string">
            <text:p text:style-name="P12"/>
          </table:table-cell>
          <table:table-cell table:style-name="Tabelle9.D2" office:value-type="string">
            <text:p text:style-name="P15">Verbindlichkeiten aus LL</text:p>
          </table:table-cell>
        </table:table-row>
        <table:table-row>
          <table:table-cell table:style-name="Tabelle9.A2" office:value-type="string">
            <text:p text:style-name="P15">Fuhrpark</text:p>
          </table:table-cell>
          <table:table-cell table:style-name="Tabelle9.A2" office:value-type="string">
            <text:p text:style-name="P15">Guthaben bei Kreditinstituten (Bank)</text:p>
          </table:table-cell>
          <table:table-cell table:style-name="Tabelle9.A2" office:value-type="string">
            <text:p text:style-name="P12"/>
          </table:table-cell>
          <table:table-cell table:style-name="Tabelle9.D2" office:value-type="string">
            <text:p text:style-name="P15"/>
          </table:table-cell>
        </table:table-row>
        <table:table-row>
          <table:table-cell table:style-name="Tabelle9.A2" office:value-type="string">
            <text:p text:style-name="P17">BGA</text:p>
          </table:table-cell>
          <table:table-cell table:style-name="Tabelle9.A2" office:value-type="string">
            <text:p text:style-name="P15">Kassenbestand</text:p>
          </table:table-cell>
          <table:table-cell table:style-name="Tabelle9.A2" office:value-type="string">
            <text:p text:style-name="P12"/>
          </table:table-cell>
          <table:table-cell table:style-name="Tabelle9.D2" office:value-type="string">
            <text:p text:style-name="P15"/>
          </table:table-cell>
        </table:table-row>
        <table:table-row>
          <table:table-cell table:style-name="Tabelle9.A2" office:value-type="string">
            <text:p text:style-name="P17"/>
          </table:table-cell>
          <table:table-cell table:style-name="Tabelle9.A2" office:value-type="string">
            <text:p text:style-name="P17">Forderung aus LL</text:p>
          </table:table-cell>
          <table:table-cell table:style-name="Tabelle9.A2" office:value-type="string">
            <text:p text:style-name="P12"/>
          </table:table-cell>
          <table:table-cell table:style-name="Tabelle9.D2" office:value-type="string">
            <text:p text:style-name="P15"/>
          </table:table-cell>
        </table:table-row>
      </table:table>
      <text:p text:style-name="P57"/>
      <text:p text:style-name="P48">Inventur &amp; Inventar</text:p>
      <text:p text:style-name="P48"/>
      <text:p text:style-name="P48"><text:span text:style-name="T10">Die </text:span>Inventur <text:span text:style-name="T10">ist die körperliche und buchmäßige Bestandsaufnahme aller Vermögensteile und Schulden <text:s/>nach Art, Menge und Wert.</text:span></text:p>
      <text:p text:style-name="P53"/>
      <text:p text:style-name="P53">Inventurverfahren:</text:p>
      <text:p text:style-name="P76"><text:span text:style-name="T12">- </text:span><text:span text:style-name="T13">Die zeitnahe Stichtagesinventur </text:span><text:span text:style-name="T14">(plus minus zehn Tage)</text:span></text:p>
      <text:p text:style-name="P76"><text:span text:style-name="T12">- </text:span><text:span text:style-name="T13">Die permanente Inventur </text:span><text:span text:style-name="T14">(auf Jahr verteilt)</text:span></text:p>
      <text:p text:style-name="P76"><text:span text:style-name="T12">- </text:span><text:span text:style-name="T13">Die zeitlich verlegte Inventur </text:span><text:span text:style-name="T14">(drei Monate davor oder zwei Monate danach)</text:span></text:p>
      <text:p text:style-name="P76"><text:span text:style-name="T12">- </text:span><text:span text:style-name="T13">Die mathematisch-statistische Stichprobeninventur </text:span><text:span text:style-name="T14">(z.B. Sandmenge)</text:span></text:p>
      <text:p text:style-name="P53"/>
      <text:p text:style-name="P48">wichtige Begriffe für die Erstellung des Inventars</text:p>
      <text:p text:style-name="P53"/>
      <text:p text:style-name="P53">RHB-Stoffe: <text:span text:style-name="T17">Roh- (Stoff beim Rucksack), Hilfs- (Faden) </text:span><text:span text:style-name="T16">und Betriebsstoffe </text:span><text:span text:style-name="T17">(werden bei Produktion <text:tab/>verbraucht z.B. Strom)</text:span></text:p>
      <text:p text:style-name="P53">Forderungen aus LL: <text:span text:style-name="T18">Vermögenswerte die vom Kunden noch nicht beglichen wurden (noch nicht <text:tab/>gezahlte Rechnungen)</text:span></text:p>
      <text:p text:style-name="P55">Verbindlichkeiten aus LL: <text:span text:style-name="T18">Leistungen die der Schuldner gegen über dem Gläubiger erbringen muss</text:span></text:p>
      <text:p text:style-name="P77"><text:span text:style-name="T12">Betriebs- und Geschäftsausstattung (BGA): </text:span><text:span text:style-name="T15">Betriebs- und Geschäftsausstattung; Dinge die im <text:tab/>administrativen Bereich benötigt wird (Kugelschreiber, Tisch)</text:span></text:p>
      <text:p text:style-name="P53">Fuhrpark: <text:span text:style-name="T18">alle Fahrzeuge die zum Unternehmen gehören ???????</text:span></text:p>
      <text:p text:style-name="P53"/>
      <text:p text:style-name="P53">Das <text:span text:style-name="T3">Inventar </text:span>ist das Bestandsverzeichnis aller Vermögensteile un<text:span text:style-name="T23">d</text:span> Schulden nach Art, Menge und Wert.</text:p>
      <text:p text:style-name="P53"/>
      <text:p text:style-name="P62">Aufbau eines Inventars:</text:p>
      <text:p text:style-name="P62">A. Vermögen</text:p>
      <text:p text:style-name="P62">I. Anlagevermögen</text:p>
      <text:p text:style-name="P62">II. Umlaufvermögen</text:p>
      <text:p text:style-name="P62">B. Schulden (Fremdkapital)</text:p>
      <text:p text:style-name="P62">I. Langfristige Schulden</text:p>
      <text:p text:style-name="P62">II. Kurzfristige Schulden</text:p>
      <text:p text:style-name="P62">C. Errechnen des Reinvermögens (Eigenkapital)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3"><text:soft-page-break/>(Vermögen: nach Liquidität von schwer zu leicht geordnet</text:p>
      <text:p text:style-name="P63">Schulden: nach Fristigkeit lang zu kurz sortier<text:span text:style-name="T20">t</text:span>)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13">Inventar der Mobilla GmbH München</text:p>
          </table:table-cell>
          <table:table-cell table:style-name="Tabelle8.A1" office:value-type="string">
            <text:p text:style-name="P13">Nebenspalte in €</text:p>
          </table:table-cell>
          <table:table-cell table:style-name="Tabelle8.C1" office:value-type="string">
            <text:p text:style-name="P13">Hauptspalte in €</text:p>
          </table:table-cell>
        </table:table-row>
        <table:table-row>
          <table:table-cell table:style-name="Tabelle8.A2" office:value-type="string">
            <text:p text:style-name="P13">A. <text:span text:style-name="T18">Vermögen</text:span></text:p>
          </table:table-cell>
          <table:table-cell table:style-name="Tabelle8.A2" office:value-type="string">
            <text:p text:style-name="P13"/>
          </table:table-cell>
          <table:table-cell table:style-name="Tabelle8.C2" office:value-type="string">
            <text:p text:style-name="P13"/>
          </table:table-cell>
        </table:table-row>
        <table:table-row>
          <table:table-cell table:style-name="Tabelle8.A2" office:value-type="string">
            <text:p text:style-name="P14">I. <text:span text:style-name="T19">Anlagevermögen</text:span></text:p>
          </table:table-cell>
          <table:table-cell table:style-name="Tabelle8.A2" office:value-type="string">
            <text:p text:style-name="P13"/>
          </table:table-cell>
          <table:table-cell table:style-name="Tabelle8.C2" office:value-type="string">
            <text:p text:style-name="P13"/>
          </table:table-cell>
        </table:table-row>
        <table:table-row>
          <table:table-cell table:style-name="Tabelle8.A2" office:value-type="string">
            <text:p text:style-name="P20">Bebaute Grundstücke </text:p>
          </table:table-cell>
          <table:table-cell table:style-name="Tabelle8.A2" office:value-type="string">
            <text:p text:style-name="P20">600 000,00€</text:p>
          </table:table-cell>
          <table:table-cell table:style-name="Tabelle8.C2" office:value-type="string">
            <text:p text:style-name="P13"/>
          </table:table-cell>
        </table:table-row>
        <table:table-row>
          <table:table-cell table:style-name="Tabelle8.A2" office:value-type="string">
            <text:p text:style-name="P20"/>
          </table:table-cell>
          <table:table-cell table:style-name="Tabelle8.A2" office:value-type="string">
            <text:p text:style-name="P20">400 0000,00€</text:p>
          </table:table-cell>
          <table:table-cell table:style-name="Tabelle8.C2" office:value-type="string">
            <text:p text:style-name="P20">1 000 000,00€</text:p>
          </table:table-cell>
        </table:table-row>
        <table:table-row>
          <table:table-cell table:style-name="Tabelle8.A2" office:value-type="string">
            <text:p text:style-name="P20">Maschinen lt. Besonderem Verzeichnis</text:p>
          </table:table-cell>
          <table:table-cell table:style-name="Tabelle8.A2" office:value-type="string">
            <text:p text:style-name="P13"/>
          </table:table-cell>
          <table:table-cell table:style-name="Tabelle8.C2" office:value-type="string">
            <text:p text:style-name="P20">460 000,00€</text:p>
          </table:table-cell>
        </table:table-row>
        <table:table-row>
          <table:table-cell table:style-name="Tabelle8.A2" office:value-type="string">
            <text:p text:style-name="P20">Fuhrpark</text:p>
            <text:p text:style-name="P20">- 4 LKW</text:p>
            <text:p text:style-name="P20">- 1 PKW</text:p>
          </table:table-cell>
          <table:table-cell table:style-name="Tabelle8.A2" office:value-type="string">
            <text:p text:style-name="P20"/>
            <text:p text:style-name="P20">190 000,00€</text:p>
            <text:p text:style-name="P20">16 000,00€</text:p>
          </table:table-cell>
          <table:table-cell table:style-name="Tabelle8.C2" office:value-type="string">
            <text:p text:style-name="P13"/>
            <text:p text:style-name="P13"/>
            <text:p text:style-name="P20">206 000,00€</text:p>
          </table:table-cell>
        </table:table-row>
        <table:table-row>
          <table:table-cell table:style-name="Tabelle8.A2" office:value-type="string">
            <text:p text:style-name="P20">BGA</text:p>
          </table:table-cell>
          <table:table-cell table:style-name="Tabelle8.A2" office:value-type="string">
            <text:p text:style-name="P20"/>
          </table:table-cell>
          <table:table-cell table:style-name="Tabelle8.C2" office:value-type="string">
            <text:p text:style-name="P20">138 000,00€</text:p>
          </table:table-cell>
        </table:table-row>
        <table:table-row>
          <table:table-cell table:style-name="Tabelle8.A2" office:value-type="string">
            <text:p text:style-name="P20">II. Umlaufvermögen</text:p>
          </table:table-cell>
          <table:table-cell table:style-name="Tabelle8.A2" office:value-type="string">
            <text:p text:style-name="P13"/>
          </table:table-cell>
          <table:table-cell table:style-name="Tabelle8.C2" office:value-type="string">
            <text:p text:style-name="P13"/>
          </table:table-cell>
        </table:table-row>
        <table:table-row>
          <table:table-cell table:style-name="Tabelle8.A2" office:value-type="string">
            <text:p text:style-name="P20">Rohstoffe</text:p>
          </table:table-cell>
          <table:table-cell table:style-name="Tabelle8.A2" office:value-type="string">
            <text:p text:style-name="P21"/>
          </table:table-cell>
          <table:table-cell table:style-name="Tabelle8.C2" office:value-type="string">
            <text:p text:style-name="P21">310 000,00€</text:p>
          </table:table-cell>
        </table:table-row>
        <table:table-row>
          <table:table-cell table:style-name="Tabelle8.A2" office:value-type="string">
            <text:p text:style-name="P21">Hilfsstoffe</text:p>
          </table:table-cell>
          <table:table-cell table:style-name="Tabelle8.A2" office:value-type="string">
            <text:p text:style-name="P13"/>
          </table:table-cell>
          <table:table-cell table:style-name="Tabelle8.C2" office:value-type="string">
            <text:p text:style-name="P21">60 000,00€</text:p>
          </table:table-cell>
        </table:table-row>
        <table:table-row>
          <table:table-cell table:style-name="Tabelle8.A2" office:value-type="string">
            <text:p text:style-name="P21">Betriebsstoffe</text:p>
          </table:table-cell>
          <table:table-cell table:style-name="Tabelle8.A2" office:value-type="string">
            <text:p text:style-name="P13"/>
          </table:table-cell>
          <table:table-cell table:style-name="Tabelle8.C2" office:value-type="string">
            <text:p text:style-name="P21">130 000,00€</text:p>
          </table:table-cell>
        </table:table-row>
        <table:table-row>
          <table:table-cell table:style-name="Tabelle8.A2" office:value-type="string">
            <text:p text:style-name="P21">Unfertige Erzeugnisse</text:p>
          </table:table-cell>
          <table:table-cell table:style-name="Tabelle8.A2" office:value-type="string">
            <text:p text:style-name="P13"/>
          </table:table-cell>
          <table:table-cell table:style-name="Tabelle8.C2" office:value-type="string">
            <text:p text:style-name="P21">790 000,00€</text:p>
          </table:table-cell>
        </table:table-row>
        <table:table-row>
          <table:table-cell table:style-name="Tabelle8.A2" office:value-type="string">
            <text:p text:style-name="P21">Fertige Erzeugnisse</text:p>
            <text:p text:style-name="P21">- Polstermöbel</text:p>
            <text:p text:style-name="P21">- Schränke</text:p>
            <text:p text:style-name="P21">- Tische</text:p>
            <text:p text:style-name="P21">- Betten</text:p>
            <text:p text:style-name="P21">- Stühle</text:p>
          </table:table-cell>
          <table:table-cell table:style-name="Tabelle8.A2" office:value-type="string">
            <text:p text:style-name="P13"/>
            <text:p text:style-name="P21">850 000,00€</text:p>
            <text:p text:style-name="P21">735 000,00€</text:p>
            <text:p text:style-name="P21">650 000,00€</text:p>
            <text:p text:style-name="P21">430 000,00€</text:p>
            <text:p text:style-name="P21">120 000,00€</text:p>
          </table:table-cell>
          <table:table-cell table:style-name="Tabelle8.C2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>2 785 000,00€</text:p>
          </table:table-cell>
        </table:table-row>
        <table:table-row>
          <table:table-cell table:style-name="Tabelle8.A2" office:value-type="string">
            <text:p text:style-name="P21">Forderungen</text:p>
            <text:p text:style-name="P21">- Richter <text:span text:style-name="T24">K</text:span>G</text:p>
            <text:p text:style-name="P21">- Engelke OHG</text:p>
          </table:table-cell>
          <table:table-cell table:style-name="Tabelle8.A2" office:value-type="string">
            <text:p text:style-name="P21"/>
            <text:p text:style-name="P21">125 000,00€</text:p>
            <text:p text:style-name="P21">218 000,00€</text:p>
          </table:table-cell>
          <table:table-cell table:style-name="Tabelle8.C2" office:value-type="string">
            <text:p text:style-name="P21"/>
            <text:p text:style-name="P21"/>
            <text:p text:style-name="P21">343 000,00€</text:p>
          </table:table-cell>
        </table:table-row>
        <table:table-row>
          <table:table-cell table:style-name="Tabelle8.A2" office:value-type="string">
            <text:p text:style-name="P21">Kassenbestand</text:p>
          </table:table-cell>
          <table:table-cell table:style-name="Tabelle8.A2" office:value-type="string">
            <text:p text:style-name="P21"/>
          </table:table-cell>
          <table:table-cell table:style-name="Tabelle8.C2" office:value-type="string">
            <text:p text:style-name="P21">14 000,00€</text:p>
          </table:table-cell>
        </table:table-row>
        <table:table-row>
          <table:table-cell table:style-name="Tabelle8.A2" office:value-type="string">
            <text:p text:style-name="P21">Guthaben</text:p>
            <text:p text:style-name="P21">- Deutsche Bank</text:p>
            <text:p text:style-name="P21">- Commerzbank</text:p>
          </table:table-cell>
          <table:table-cell table:style-name="Tabelle8.A2" office:value-type="string">
            <text:p text:style-name="P21"/>
            <text:p text:style-name="P21">102 000,00€</text:p>
            <text:p text:style-name="P21">96 000,00€</text:p>
          </table:table-cell>
          <table:table-cell table:style-name="Tabelle8.C2" office:value-type="string">
            <text:p text:style-name="P21"/>
            <text:p text:style-name="P21"/>
            <text:p text:style-name="P21">198 000,00€</text:p>
          </table:table-cell>
        </table:table-row>
        <table:table-row>
          <table:table-cell table:style-name="Tabelle8.A2" office:value-type="string">
            <text:p text:style-name="P21">Summe des Vermögens</text:p>
          </table:table-cell>
          <table:table-cell table:style-name="Tabelle8.A2" office:value-type="string">
            <text:p text:style-name="P21"/>
          </table:table-cell>
          <table:table-cell table:style-name="Tabelle8.C18" office:value-type="currency" office:currency="EUR" office:value="6434000">
            <text:p text:style-name="P22">6.434.000,00 €</text:p>
          </table:table-cell>
        </table:table-row>
        <table:table-row>
          <table:table-cell table:style-name="Tabelle8.A2" office:value-type="string">
            <text:p text:style-name="P18">B. Schulden <text:span text:style-name="T19">(Fremdkapital)</text:span></text:p>
          </table:table-cell>
          <table:table-cell table:style-name="Tabelle8.A2" office:value-type="string">
            <text:p text:style-name="P13"/>
          </table:table-cell>
          <table:table-cell table:style-name="Tabelle8.C2" office:value-type="string">
            <text:p text:style-name="P13"/>
          </table:table-cell>
        </table:table-row>
        <table:table-row>
          <table:table-cell table:style-name="Tabelle8.A2" office:value-type="string">
            <text:p text:style-name="P20">I. Langfristige Schulden</text:p>
          </table:table-cell>
          <table:table-cell table:style-name="Tabelle8.A2" office:value-type="string">
            <text:p text:style-name="P13"/>
          </table:table-cell>
          <table:table-cell table:style-name="Tabelle8.C2" office:value-type="string">
            <text:p text:style-name="P13"/>
          </table:table-cell>
        </table:table-row>
        <table:table-row>
          <table:table-cell table:style-name="Tabelle8.A2" office:value-type="string">
            <text:p text:style-name="P21">Hypothek Deutsche Bank</text:p>
          </table:table-cell>
          <table:table-cell table:style-name="Tabelle8.A2" office:value-type="string">
            <text:p text:style-name="P21"/>
          </table:table-cell>
          <table:table-cell table:style-name="Tabelle8.C2" office:value-type="string">
            <text:p text:style-name="P21">830 000,00€</text:p>
          </table:table-cell>
        </table:table-row>
        <table:table-row>
          <table:table-cell table:style-name="Tabelle8.A2" office:value-type="string">
            <text:p text:style-name="P21">Darlehen </text:p>
            <text:p text:style-name="P21">- Deutsche Bank</text:p>
            <text:p text:style-name="P21">- Commerzbank</text:p>
          </table:table-cell>
          <table:table-cell table:style-name="Tabelle8.A2" office:value-type="string">
            <text:p text:style-name="P21"/>
            <text:p text:style-name="P21">950 000,00€</text:p>
            <text:p text:style-name="P21">1 620 000,00€</text:p>
          </table:table-cell>
          <table:table-cell table:style-name="Tabelle8.C2" office:value-type="string">
            <text:p text:style-name="P13"/>
            <text:p text:style-name="P13"/>
            <text:p text:style-name="P21">2 570 000,00€</text:p>
          </table:table-cell>
        </table:table-row>
        <table:table-row>
          <table:table-cell table:style-name="Tabelle8.A2" office:value-type="string">
            <text:p text:style-name="P20">II. Kurzfristige Schulden</text:p>
          </table:table-cell>
          <table:table-cell table:style-name="Tabelle8.A2" office:value-type="string">
            <text:p text:style-name="P13"/>
          </table:table-cell>
          <table:table-cell table:style-name="Tabelle8.C2" office:value-type="string">
            <text:p text:style-name="P13"/>
          </table:table-cell>
        </table:table-row>
        <table:table-row>
          <table:table-cell table:style-name="Tabelle8.A2" office:value-type="string">
            <text:p text:style-name="P21">Lieferant</text:p>
            <text:p text:style-name="P21">- Warda</text:p>
            <text:p text:style-name="P21">- <text:span text:style-name="T24">Schulze KG</text:span></text:p>
            <text:p text:style-name="P21">- <text:span text:style-name="T24">Biskup OHG</text:span></text:p>
            <text:p text:style-name="P21"><text:soft-page-break/>- <text:span text:style-name="T24">Schenk KG</text:span></text:p>
          </table:table-cell>
          <table:table-cell table:style-name="Tabelle8.B24" office:value-type="currency" office:currency="EUR" office:value="0">
            <text:p text:style-name="P13"/>
            <text:p text:style-name="P23">280 000,00€</text:p>
            <text:p text:style-name="P23">397 000,00€</text:p>
            <text:p text:style-name="P23">367 000,00€</text:p>
            <text:p text:style-name="P23"><text:soft-page-break/>155 000,00€</text:p>
          </table:table-cell>
          <table:table-cell table:style-name="Tabelle8.C18" office:value-type="currency" office:currency="EUR" office:value="0">
            <text:p text:style-name="P13"/>
            <text:p text:style-name="P13"/>
            <text:p text:style-name="P13"/>
            <text:p text:style-name="P13"/>
            <text:p text:style-name="P23"><text:soft-page-break/>1 199 000€</text:p>
          </table:table-cell>
        </table:table-row>
        <table:table-row>
          <table:table-cell table:style-name="Tabelle8.A2" office:value-type="string">
            <text:p text:style-name="P78">Summe der Schulden</text:p>
          </table:table-cell>
          <table:table-cell table:style-name="Tabelle8.B24">
            <text:p text:style-name="P13"/>
          </table:table-cell>
          <table:table-cell table:style-name="Tabelle8.C18" office:value-type="currency" office:currency="EUR" office:value="4599000">
            <text:p text:style-name="P23">4.599.000,00 €</text:p>
          </table:table-cell>
        </table:table-row>
        <table:table-row>
          <table:table-cell table:style-name="Tabelle8.A2" office:value-type="string">
            <text:p text:style-name="P19">C. <text:span text:style-name="T11">Errechnen des Reinvermögens (Eigenkapital)</text:span></text:p>
          </table:table-cell>
          <table:table-cell table:style-name="Tabelle8.A2" office:value-type="string">
            <text:p text:style-name="P13"/>
          </table:table-cell>
          <table:table-cell table:style-name="Tabelle8.C2" office:value-type="string">
            <text:p text:style-name="P13"/>
          </table:table-cell>
        </table:table-row>
        <table:table-row>
          <table:table-cell table:style-name="Tabelle8.A2" office:value-type="string">
            <text:p text:style-name="P23">Summe des Vermögensteile</text:p>
            <text:p text:style-name="P23">Summe der Schulden</text:p>
          </table:table-cell>
          <table:table-cell table:style-name="Tabelle8.A2" office:value-type="string">
            <text:p text:style-name="P13"/>
          </table:table-cell>
          <table:table-cell table:style-name="Tabelle8.C18" office:value-type="currency" office:currency="EUR" office:value="0">
            <text:p text:style-name="P23">6 434 000,00€</text:p>
            <text:p text:style-name="P23">4 599 000,00€</text:p>
          </table:table-cell>
        </table:table-row>
        <table:table-row>
          <table:table-cell table:style-name="Tabelle8.A2" office:value-type="string">
            <text:p text:style-name="P23">Reinvermögen (Eigenkapital)</text:p>
          </table:table-cell>
          <table:table-cell table:style-name="Tabelle8.A2" office:value-type="string">
            <text:p text:style-name="P13"/>
          </table:table-cell>
          <table:table-cell table:style-name="Tabelle8.C18" office:value-type="currency" office:currency="EUR" office:value="1835000">
            <text:p text:style-name="P23">1.835.000,00 €</text:p>
          </table:table-cell>
        </table:table-row>
      </table:table>
      <text:p text:style-name="P49"/>
      <text:p text:style-name="P49"/>
      <text:p text:style-name="P49">Gesetzliche Vorschriften der Finanzbuchhaltung</text:p>
      <text:p text:style-name="P64">Nach §238 Abs. 1 HGB:</text:p>
      <text:p text:style-name="P64">- Eingetragene Kaufleute<text:span text:style-name="T3"> </text:span>sind verpflichtet Bücher zu führen</text:p>
      <text:p text:style-name="P64">- <text:span text:style-name="T3">Buchführung</text:span> ist ordnungsgemäß, wenn sie einem sachverständigen Dritten innerhalb angemessener Zeit einen Überblick über die Geschäftsvorfälle und über die Lage des Unternehmens vermitteln kann.</text:p>
      <text:p text:style-name="P64"/>
      <text:p text:style-name="P64">Grundsätze (nach §§ 138-246 HGB) die hierbei zu beachten sind (GoB)</text:p>
      <text:p text:style-name="P64">- <text:span text:style-name="T3">Buchführung muss wahr und vollständig sein</text:span></text:p>
      <text:p text:style-name="P50">- Buchungen müssen zeitnah durchgeführt werden</text:p>
      <text:p text:style-name="P64"><text:span text:style-name="T3">- Sprache der Buchführung: </text:span>Handbücher und Aufzeichnungen müssen in lebender Sprache <text:tab/>(verständlich) abgefasst sein (z.B. nicht in Latein) + Abkürzungen erklären</text:p>
      <text:p text:style-name="P64">- <text:span text:style-name="T3">Vollständigkeit</text:span>: Alle Kontierungen und Aufzeichnungen müssen <text:span text:style-name="T3">vollständig, richtig zeitgerecht</text:span> <text:tab/>und <text:span text:style-name="T3">geordnet </text:span>sein</text:p>
      <text:p text:style-name="P65">- <text:span text:style-name="T4">Änderungen</text:span><text:span text:style-name="T21">: Korrekturen nur mit Stornobuchungen (kein Radieren oder Überschreiben).</text:span></text:p>
      <text:p text:style-name="P66"><text:tab/>→ muss erkennbar bleiben</text:p>
      <text:p text:style-name="P65">- <text:span text:style-name="T4">Aufbewahrung</text:span><text:span text:style-name="T21">:</text:span></text:p>
      <text:p text:style-name="P65"><text:tab/>- <text:span text:style-name="T21">10 Jahre: Handbücher Inventare, Bilanzen, GuV-Rechnungen, Buchungsbelege</text:span></text:p>
      <text:p text:style-name="P65"><text:tab/>- <text:span text:style-name="T21">6 Jahre: Handelsbriefe</text:span></text:p>
      <text:p text:style-name="P65">- <text:span text:style-name="T4">Belegprinzip</text:span><text:span text:style-name="T21">: Keine Buchung ohne Beleg (Fremd-, Eigen-, Notbelege).</text:span></text:p>
      <text:p text:style-name="P65"/>
      <text:p text:style-name="P51">2.3 Handelsgesetzbuch<text:span text:style-name="T10">: 3. Buch des HGB:</text:span></text:p>
      <text:p text:style-name="P67">- Geschäftsjahr</text:p>
      <text:p text:style-name="P67"><text:tab/>- grundsätzlich 12 Monate</text:p>
      <text:p text:style-name="P67"><text:tab/>- muss nicht mit dem Kalenderjahr übereinstimmen</text:p>
      <text:p text:style-name="P67"><text:tab/>- Rumpfgeschäftsjahr möglich</text:p>
      <text:p text:style-name="P67"/>
      <text:p text:style-name="P51">2.4 Steuerrecht<text:span text:style-name="T10">:</text:span></text:p>
      <text:p text:style-name="P67">- Gewerbliche Unternehmen sind zur Buchführung nicht verpflichtet, wenn Jahresumsatz 600 000€ und Jahresgewinn 60 000€ nicht überschreiten (nach AO)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<text:soft-page-break/>Übung: Aufgabe 10.)</text:p>
      <table:table table:name="Tabelle10" table:style-name="Tabelle10">
        <table:table-column table:style-name="Tabelle10.A"/>
        <table:table-column table:style-name="Tabelle10.B"/>
        <table:table-column table:style-name="Tabelle10.A"/>
        <table:table-column table:style-name="Tabelle10.D"/>
        <table:table-row>
          <table:table-cell table:style-name="Tabelle10.A1" table:number-columns-spanned="2" office:value-type="string">
            <text:p text:style-name="P27">Vermögen</text:p>
          </table:table-cell>
          <table:covered-table-cell/>
          <table:table-cell table:style-name="Tabelle10.C1" table:number-columns-spanned="2" office:value-type="string">
            <text:p text:style-name="P27">Kapital</text:p>
          </table:table-cell>
          <table:covered-table-cell/>
        </table:table-row>
        <table:table-row>
          <table:table-cell table:style-name="Tabelle10.A2" office:value-type="string">
            <text:p text:style-name="P26">Anlagenvermögen</text:p>
          </table:table-cell>
          <table:table-cell table:style-name="Tabelle10.A2" office:value-type="string">
            <text:p text:style-name="P26"/>
          </table:table-cell>
          <table:table-cell table:style-name="Tabelle10.A2" office:value-type="string">
            <text:p text:style-name="P26">Eigenkapital</text:p>
          </table:table-cell>
          <table:table-cell table:style-name="Tabelle10.D2" office:value-type="string">
            <text:p text:style-name="P26"/>
          </table:table-cell>
        </table:table-row>
        <table:table-row>
          <table:table-cell table:style-name="Tabelle10.A2" office:value-type="string">
            <text:p text:style-name="P25">Maschinen</text:p>
          </table:table-cell>
          <table:table-cell table:style-name="Tabelle10.A2" office:value-type="string">
            <text:p text:style-name="P25">190 000€</text:p>
          </table:table-cell>
          <table:table-cell table:style-name="Tabelle10.A2" office:value-type="string">
            <text:p text:style-name="P25">Ersparnisse</text:p>
          </table:table-cell>
          <table:table-cell table:style-name="Tabelle10.D2" office:value-type="string">
            <text:p text:style-name="P25">170 000,00€</text:p>
          </table:table-cell>
        </table:table-row>
        <table:table-row>
          <table:table-cell table:style-name="Tabelle10.A2" office:value-type="string">
            <text:p text:style-name="P25">Bebaute Grundst.</text:p>
          </table:table-cell>
          <table:table-cell table:style-name="Tabelle10.A2" office:value-type="string">
            <text:p text:style-name="P25">250 000€</text:p>
          </table:table-cell>
          <table:table-cell table:style-name="Tabelle10.A2" office:value-type="string">
            <text:p text:style-name="P25">Ins Unternehmen eingebrachter Lottogewinn</text:p>
          </table:table-cell>
          <table:table-cell table:style-name="Tabelle10.D2" office:value-type="string">
            <text:p text:style-name="P25">120 000,00€</text:p>
          </table:table-cell>
        </table:table-row>
        <table:table-row>
          <table:table-cell table:style-name="Tabelle10.A2" office:value-type="string">
            <text:p text:style-name="P25">BGA</text:p>
          </table:table-cell>
          <table:table-cell table:style-name="Tabelle10.A2" office:value-type="string">
            <text:p text:style-name="P25">50 000,00€</text:p>
          </table:table-cell>
          <table:table-cell table:style-name="Tabelle10.A2" office:value-type="string">
            <text:p text:style-name="P25"/>
          </table:table-cell>
          <table:table-cell table:style-name="Tabelle10.D2" office:value-type="string">
            <text:p text:style-name="P25"/>
          </table:table-cell>
        </table:table-row>
        <table:table-row>
          <table:table-cell table:style-name="Tabelle10.A2" office:value-type="string">
            <text:p text:style-name="P26">Umlagenvermögen</text:p>
          </table:table-cell>
          <table:table-cell table:style-name="Tabelle10.A2" office:value-type="string">
            <text:p text:style-name="P24"/>
          </table:table-cell>
          <table:table-cell table:style-name="Tabelle10.A2" office:value-type="string">
            <text:p text:style-name="P26">Fremdkapital</text:p>
          </table:table-cell>
          <table:table-cell table:style-name="Tabelle10.D2" office:value-type="string">
            <text:p text:style-name="P24"/>
          </table:table-cell>
        </table:table-row>
        <table:table-row>
          <table:table-cell table:style-name="Tabelle10.A2" office:value-type="string">
            <text:p text:style-name="P24">Forderung <text:span text:style-name="T25">an Kunden</text:span></text:p>
          </table:table-cell>
          <table:table-cell table:style-name="Tabelle10.A2" office:value-type="string">
            <text:p text:style-name="P25">7 000,00€</text:p>
          </table:table-cell>
          <table:table-cell table:style-name="Tabelle10.A2" office:value-type="string">
            <text:p text:style-name="P25">Hypothekenschulden</text:p>
          </table:table-cell>
          <table:table-cell table:style-name="Tabelle10.D2" office:value-type="string">
            <text:p text:style-name="P25">180 000,00€</text:p>
          </table:table-cell>
        </table:table-row>
        <table:table-row>
          <table:table-cell table:style-name="Tabelle10.A2" office:value-type="string">
            <text:p text:style-name="P25">Postbankguthaben</text:p>
          </table:table-cell>
          <table:table-cell table:style-name="Tabelle10.A2" office:value-type="string">
            <text:p text:style-name="P25">15 000,00€</text:p>
          </table:table-cell>
          <table:table-cell table:style-name="Tabelle10.A2" office:value-type="string">
            <text:p text:style-name="P25">Verbindlichkeiten</text:p>
          </table:table-cell>
          <table:table-cell table:style-name="Tabelle10.D2" office:value-type="string">
            <text:p text:style-name="P25">30 000€</text:p>
          </table:table-cell>
        </table:table-row>
        <table:table-row>
          <table:table-cell table:style-name="Tabelle10.A2" office:value-type="string">
            <text:p text:style-name="P24">Fertigungszerzeunisse</text:p>
          </table:table-cell>
          <table:table-cell table:style-name="Tabelle10.A2" office:value-type="string">
            <text:p text:style-name="P24">60 000,00€</text:p>
          </table:table-cell>
          <table:table-cell table:style-name="Tabelle10.A2" office:value-type="string">
            <text:p text:style-name="P25"/>
          </table:table-cell>
          <table:table-cell table:style-name="Tabelle10.D2" office:value-type="string">
            <text:p text:style-name="P25"/>
          </table:table-cell>
        </table:table-row>
        <table:table-row>
          <table:table-cell table:style-name="Tabelle10.A2" office:value-type="string">
            <text:p text:style-name="P25">Kasse</text:p>
          </table:table-cell>
          <table:table-cell table:style-name="Tabelle10.A2" office:value-type="string">
            <text:p text:style-name="P25">4 000€</text:p>
          </table:table-cell>
          <table:table-cell table:style-name="Tabelle10.A2" office:value-type="string">
            <text:p text:style-name="P25"/>
          </table:table-cell>
          <table:table-cell table:style-name="Tabelle10.D2" office:value-type="string">
            <text:p text:style-name="P25"/>
          </table:table-cell>
        </table:table-row>
      </table:table>
      <text:p text:style-name="P68"/>
      <table:table table:name="Tabelle11" table:style-name="Tabelle11">
        <table:table-column table:style-name="Tabelle11.A" table:number-columns-repeated="5"/>
        <table:table-row>
          <table:table-cell table:style-name="Tabelle11.A1" office:value-type="string">
            <text:p text:style-name="P28">Aufgabe 11.)</text:p>
          </table:table-cell>
          <table:table-cell table:style-name="Tabelle11.A1" office:value-type="string">
            <text:p text:style-name="P25">€</text:p>
          </table:table-cell>
          <table:table-cell table:style-name="Tabelle11.A1" office:value-type="string">
            <text:p text:style-name="P25">€</text:p>
          </table:table-cell>
          <table:table-cell table:style-name="Tabelle11.A1" office:value-type="string">
            <text:p text:style-name="P25">€</text:p>
          </table:table-cell>
          <table:table-cell table:style-name="Tabelle11.E1" office:value-type="string">
            <text:p text:style-name="P25">€</text:p>
          </table:table-cell>
        </table:table-row>
        <table:table-row>
          <table:table-cell table:style-name="Tabelle11.A2" office:value-type="string">
            <text:p text:style-name="P25">Anlagenvermögen</text:p>
          </table:table-cell>
          <table:table-cell table:style-name="Tabelle11.A2" office:value-type="string">
            <text:p text:style-name="P25">520 000</text:p>
          </table:table-cell>
          <table:table-cell table:style-name="Tabelle11.A2" office:value-type="string">
            <text:p text:style-name="P28">850 000</text:p>
          </table:table-cell>
          <table:table-cell table:style-name="Tabelle11.A2" office:value-type="string">
            <text:p text:style-name="P28">1 109 000</text:p>
          </table:table-cell>
          <table:table-cell table:style-name="Tabelle11.E2" office:value-type="string">
            <text:p text:style-name="P28">713 000</text:p>
          </table:table-cell>
        </table:table-row>
        <table:table-row>
          <table:table-cell table:style-name="Tabelle11.A2" office:value-type="string">
            <text:p text:style-name="P25">Umlaufvermögen</text:p>
          </table:table-cell>
          <table:table-cell table:style-name="Tabelle11.A2" office:value-type="string">
            <text:p text:style-name="P25">380 000</text:p>
          </table:table-cell>
          <table:table-cell table:style-name="Tabelle11.A2" office:value-type="string">
            <text:p text:style-name="P28">618 000</text:p>
          </table:table-cell>
          <table:table-cell table:style-name="Tabelle11.A2" office:value-type="string">
            <text:p text:style-name="P28">543 000</text:p>
          </table:table-cell>
          <table:table-cell table:style-name="Tabelle11.E2" office:value-type="string">
            <text:p text:style-name="P28">746 000</text:p>
          </table:table-cell>
        </table:table-row>
        <table:table-row>
          <table:table-cell table:style-name="Tabelle11.A2" office:value-type="string">
            <text:p text:style-name="P25">Eigenkapital</text:p>
          </table:table-cell>
          <table:table-cell table:style-name="Tabelle11.A2" office:value-type="string">
            <text:p text:style-name="P28">488 000</text:p>
          </table:table-cell>
          <table:table-cell table:style-name="Tabelle11.A2" office:value-type="string">
            <text:p text:style-name="P28">597 000</text:p>
          </table:table-cell>
          <table:table-cell table:style-name="Tabelle11.A2" office:value-type="string">
            <text:p text:style-name="P28">1 002 000</text:p>
          </table:table-cell>
          <table:table-cell table:style-name="Tabelle11.E2" office:value-type="string">
            <text:p text:style-name="P28">920 000</text:p>
          </table:table-cell>
        </table:table-row>
        <table:table-row>
          <table:table-cell table:style-name="Tabelle11.A2" office:value-type="string">
            <text:p text:style-name="P25">Fremdkapital</text:p>
          </table:table-cell>
          <table:table-cell table:style-name="Tabelle11.A2" office:value-type="string">
            <text:p text:style-name="P25">412 000</text:p>
          </table:table-cell>
          <table:table-cell table:style-name="Tabelle11.A2" office:value-type="string">
            <text:p text:style-name="P28">871 000</text:p>
          </table:table-cell>
          <table:table-cell table:style-name="Tabelle11.A2" office:value-type="string">
            <text:p text:style-name="P28">650 000</text:p>
          </table:table-cell>
          <table:table-cell table:style-name="Tabelle11.E2" office:value-type="string">
            <text:p text:style-name="P28">539 000</text:p>
          </table:table-cell>
        </table:table-row>
      </table:table>
      <text:p text:style-name="P69">Vermögen = Kapital</text:p>
      <text:p text:style-name="P69"/>
      <text:p text:style-name="P52">2.5 Die Bilanz</text:p>
      <text:p text:style-name="P70">2.5.1 Definition:</text:p>
      <text:p text:style-name="P70">Die Bilanz ist eine Gegenüberstellung von Vermögen (Aktiva) und Kapital (Passiva) eines Unternehmens zu einem bestimmten Zeitpunkt.</text:p>
      <text:p text:style-name="P71">Jeder Kaufmann ist gemäß §242 Abds. 1 HGB dazu verpflichtet eine</text:p>
      <text:p text:style-name="P71">Bilanz aufzustellen. Die Bilanz ist ein kurzgefasstes Inventar.</text:p>
      <text:p text:style-name="P72">Aufbau:</text:p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P29">Vermögen</text:p>
          </table:table-cell>
          <table:table-cell table:style-name="Tabelle12.B1" office:value-type="string">
            <text:p text:style-name="P29">Kapital</text:p>
          </table:table-cell>
        </table:table-row>
        <table:table-row>
          <table:table-cell table:style-name="Tabelle12.A2" office:value-type="string">
            <text:p text:style-name="P29">- auf der linken Seite der Bilanz</text:p>
            <text:p text:style-name="P29">- als Aktiva bezeichnet</text:p>
            <text:p text:style-name="P29">- in Anlage- und Umlaufvermögen unterteilt</text:p>
            <text:p text:style-name="P29">- Anordnung der Vermögenspositionen nach <text:tab/>steigender Liquidität</text:p>
          </table:table-cell>
          <table:table-cell table:style-name="Tabelle12.B2" office:value-type="string">
            <text:p text:style-name="P29">- auf der rechten Seite der Bilanz</text:p>
            <text:p text:style-name="P29">- als Passiva bezeichnet</text:p>
            <text:p text:style-name="P29">- untergliedert in Eigenkapital und Fremdkapital</text:p>
            <text:p text:style-name="P29">- Anordnung nach steigender Dringlichkeit der <text:tab/>Rückzahlung</text:p>
          </table:table-cell>
        </table:table-row>
      </table:table>
      <text:p text:style-name="P72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12"/>
          </table:table-cell>
          <table:table-cell table:style-name="Tabelle13.A1" office:value-type="string">
            <text:p text:style-name="P30">Inventar</text:p>
          </table:table-cell>
          <table:table-cell table:style-name="Tabelle13.C1" office:value-type="string">
            <text:p text:style-name="P30">Bilanz</text:p>
          </table:table-cell>
        </table:table-row>
        <table:table-row>
          <table:table-cell table:style-name="Tabelle13.A2" office:value-type="string">
            <text:p text:style-name="P29">Umang</text:p>
          </table:table-cell>
          <table:table-cell table:style-name="Tabelle13.A2" office:value-type="string">
            <text:p text:style-name="P29">Einzel- und Hauptpositionen</text:p>
          </table:table-cell>
          <table:table-cell table:style-name="Tabelle13.C2" office:value-type="string">
            <text:p text:style-name="P29">Hauptpositionen</text:p>
          </table:table-cell>
        </table:table-row>
        <table:table-row>
          <table:table-cell table:style-name="Tabelle13.A2" office:value-type="string">
            <text:p text:style-name="P29">Maßgabe</text:p>
          </table:table-cell>
          <table:table-cell table:style-name="Tabelle13.A2" office:value-type="string">
            <text:p text:style-name="P29">Mengen- und Wertangaben</text:p>
          </table:table-cell>
          <table:table-cell table:style-name="Tabelle13.C2" office:value-type="string">
            <text:p text:style-name="P29">Wertangaben</text:p>
          </table:table-cell>
        </table:table-row>
        <table:table-row>
          <table:table-cell table:style-name="Tabelle13.A2" office:value-type="string">
            <text:p text:style-name="P29">Äußere Form</text:p>
          </table:table-cell>
          <table:table-cell table:style-name="Tabelle13.A2" office:value-type="string">
            <text:p text:style-name="P29">Anordnung der Positionen untereinander (Staffelform)</text:p>
          </table:table-cell>
          <table:table-cell table:style-name="Tabelle13.C2" office:value-type="string">
            <text:p text:style-name="P29">Anordnung von Vermögen und Kapital nebeneinander (Kontenform)</text:p>
          </table:table-cell>
        </table:table-row>
        <table:table-row>
          <table:table-cell table:style-name="Tabelle13.A2" office:value-type="string">
            <text:p text:style-name="P29">Unterschrift</text:p>
          </table:table-cell>
          <table:table-cell table:style-name="Tabelle13.A2" office:value-type="string">
            <text:p text:style-name="P29">nicht erforderlich</text:p>
          </table:table-cell>
          <table:table-cell table:style-name="Tabelle13.C2" office:value-type="string">
            <text:p text:style-name="P29"><text:span text:style-name="T26">d</text:span>es Unternehmers</text:p>
          </table:table-cell>
        </table:table-row>
      </table:table>
      <text:p text:style-name="P72"/>
      <text:p text:style-name="P73"><text:soft-page-break/>Bilanz <text:span text:style-name="T27">Beispiel</text:span></text:p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31">Aktiva</text:p>
          </table:table-cell>
          <table:table-cell table:style-name="Tabelle14.B1" office:value-type="string">
            <text:p text:style-name="P31">Passiva</text:p>
          </table:table-cell>
        </table:table-row>
        <table:table-row>
          <table:table-cell table:style-name="Tabelle14.A2" office:value-type="string">
            <text:p text:style-name="P31">I. Anlagenvermögen</text:p>
            <text:p text:style-name="P80">1. Gebäude <text:tab/><text:tab/><text:tab/><text:tab/>650 000€</text:p>
            <text:p text:style-name="P80">2. Maschinen<text:tab/><text:tab/><text:tab/><text:tab/>590 000€</text:p>
            <text:p text:style-name="P80">3. Fuhrpark<text:tab/><text:tab/><text:tab/><text:tab/>180 000€</text:p>
            <text:p text:style-name="P80">4. BGA<text:tab/><text:tab/><text:tab/><text:tab/>224 000€</text:p>
            <text:p text:style-name="P31">II. Umlaufvermögen</text:p>
            <text:p text:style-name="P80">1. Rohstoffe<text:tab/><text:tab/><text:tab/><text:tab/>610 000€</text:p>
            <text:p text:style-name="P80">2. Hilfsstoffe<text:tab/><text:tab/><text:tab/><text:tab/>190 000€</text:p>
            <text:p text:style-name="P80">3. Betriebsstoffe<text:tab/><text:tab/><text:tab/>140 000€</text:p>
            <text:p text:style-name="P80">4. Unfertige Erzeugnisse<text:tab/><text:tab/>430 000€</text:p>
            <text:p text:style-name="P80">5. Fertigerzeugnisse<text:tab/><text:tab/><text:tab/>920 000€</text:p>
            <text:p text:style-name="P80">6. Forderung an LL<text:tab/><text:tab/><text:tab/>179 800€</text:p>
            <text:p text:style-name="P80">7. Kasse<text:tab/><text:tab/><text:tab/><text:tab/>15 900€</text:p>
            <text:p text:style-name="P80">8. Guthaben bei Kreditinstituten<text:tab/>432 900€</text:p>
            <text:p text:style-name="P80"><text:tab/><text:tab/><text:tab/><text:tab/><text:tab/><text:span text:style-name="T28">4 472 600€</text:span></text:p>
          </table:table-cell>
          <table:table-cell table:style-name="Tabelle14.B2" office:value-type="string">
            <text:p text:style-name="P31"><text:span text:style-name="T27">A. </text:span>Eigenkapital<text:tab/><text:tab/><text:tab/><text:span text:style-name="T27">1 884 300€</text:span></text:p>
            <text:p text:style-name="P31"><text:span text:style-name="T27">B. </text:span>Fremdkapital</text:p>
            <text:p text:style-name="P80">1. Hypothekenschulden<text:tab/><text:tab/>525 000€</text:p>
            <text:p text:style-name="P80">2. Darlehensschulden<text:tab/><text:tab/><text:tab/>1 245 000€</text:p>
            <text:p text:style-name="P80">3. Verbindlichkeiten aus LL<text:tab/><text:tab/>818 <text:s/>300€</text:p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2"><text:tab/><text:tab/><text:tab/><text:tab/><text:tab/><text:span text:style-name="T29">4 472 600€</text:span>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1:59:18.716000000</meta:creation-date>
    <meta:generator>LibreOffice/7.0.1.2$Windows_X86_64 LibreOffice_project/7cbcfc562f6eb6708b5ff7d7397325de9e764452</meta:generator>
    <dc:date>2020-11-27T08:27:13.398000000</dc:date>
    <meta:editing-duration>PT2H41M34S</meta:editing-duration>
    <meta:editing-cycles>27</meta:editing-cycles>
    <meta:document-statistic meta:table-count="14" meta:image-count="0" meta:object-count="0" meta:page-count="7" meta:paragraph-count="321" meta:word-count="1357" meta:character-count="9887" meta:non-whitespace-character-count="8786"/>
  </office:meta>
</office:document-meta>
</file>